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9ff38"/>
    </style:style>
    <style:style style:name="T2" style:family="text">
      <style:text-properties officeooo:rsid="000bea41"/>
    </style:style>
    <style:style style:name="T3" style:family="text">
      <style:text-properties officeooo:rsid="000d5b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→Multicast </text:span><text:a xlink:type="simple" xlink:href="https://www.google.com/url?q=https://www.tenouk.com/Module41c.html&amp;sa=D&amp;source=hangouts&amp;ust=1606377878906000&amp;usg=AFQjCNGnuaRXzme9ZVYSNHf-eVnxDNg4SQ" text:style-name="Internet_20_link" text:visited-style-name="Visited_20_Internet_20_Link"><text:span text:style-name="T1">https://www.google.com/url?q=https://www.tenouk.com/Module41c.html&amp;sa=D&amp;source=hangouts&amp;ust=1606377878906000&amp;usg=AFQjCNGnuaRXzme9ZVYSNHf-eVnxDNg4SQ</text:span></text:a></text:p>
      <text:p text:style-name="Standard"/>
      <text:p text:style-name="Standard">→ <text:span text:style-name="T2">How to prevent and detect stack overflow</text:span></text:p>
      <text:p text:style-name="Standard"><text:a xlink:type="simple" xlink:href="https://barrgroup.com/embedded-systems/how-to/prevent-detect-stack-overflow" text:style-name="Internet_20_link" text:visited-style-name="Visited_20_Internet_20_Link">https://barrgroup.com/embedded-systems/how-to/prevent-detect-stack-overflow</text:a> </text:p>
      <text:p text:style-name="Standard"/>
      <text:p text:style-name="Standard">→ <text:span text:style-name="T3">Semaphore</text:span></text:p>
      <text:p text:style-name="Standard"><text:a xlink:type="simple" xlink:href="https://youtu.be/ukM_zzrIeXs" text:style-name="Internet_20_link" text:visited-style-name="Visited_20_Internet_20_Link">https://youtu.be/ukM_zzrIeXs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14:11:03.858000000</meta:creation-date>
    <dc:date>2021-01-14T16:26:24.303000000</dc:date>
    <meta:editing-duration>PT4M21S</meta:editing-duration>
    <meta:editing-cycles>4</meta:editing-cycles>
    <meta:generator>LibreOffice/7.0.3.1$Windows_x86 LibreOffice_project/d7547858d014d4cf69878db179d326fc3483e082</meta:generator>
    <meta:document-statistic meta:table-count="0" meta:image-count="0" meta:object-count="0" meta:page-count="1" meta:paragraph-count="5" meta:word-count="14" meta:character-count="316" meta:non-whitespace-character-count="305"/>
  </office:meta>
</office:document-meta>
</file>